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</text:span><text:span text:style-name="T1">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godzin (C6) <text:s/>jest mniejsza lub<text:line-break/>równa liczbie nadgodzin bez premii (C4) to płace liczymy<text:line-break/> mnożąc liczbę przepracowanych nadgodzin przez stawkę<text:line-break/> za 1 nadgodzinę <text:s/></text:p>
            <text:p text:style-name="P1"/>
            <text:p text:style-name="P1">Jeżeli jest inaczej to mnożymy liczbę przepracowanych <text:line-break/>nadgodzin przez stawkę za 1 nadgodzinę i dodajemy do<text:line-break/> tego różnicę liczby przepracowanych nadgodzin i liczby <text:line-break/>nadgodzin bez premii pomnożoną przez stawkę za 1<text:line-break/> nadgodzinę i wielkość dodatku za ponadwymiarowe <text:line-break/>nadgodziny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47.53213960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10:51.568382427</dc:date>
    <meta:print-date>2003-03-13T12:37:37</meta:print-date>
    <meta:generator>LibreOffice/6.0.2.1$Linux_X86_64 LibreOffice_project/00m0$Build-1</meta:generator>
    <meta:editing-duration>PT3M24S</meta:editing-duration>
    <meta:editing-cycles>4</meta:editing-cycles>
    <meta:document-statistic meta:table-count="3" meta:cell-count="16" meta:object-count="2"/>
  </office:meta>
</office:document-meta>
</file>